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7.598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2cm" fo:min-width="17.598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7cm" fo:min-width="7.438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73cm" fo:min-width="3.627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7.1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301cm" fo:min-width="5.78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2.676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6.802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8.64cm" fo:min-width="4.58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9.91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655cm" fo:min-width="10.29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925cm" fo:min-width="4.89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0.5pt" fo:font-weight="bold" style:font-size-asian="10.5pt" style:font-weight-asian="bold" style:font-size-complex="10.5pt" style:font-weight-complex="bold"/>
    </style:style>
    <style:style style:name="P6" style:family="paragraph">
      <style:paragraph-properties fo:margin-top="0.42cm" fo:margin-bottom="0.35cm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fo:margin-top="0.42cm" fo:margin-bottom="0.35cm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98cm" svg:height="1.27cm" svg:x="1.317cm" svg:y="27.035cm">
          <text:p text:style-name="P1">ngin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098cm" svg:height="0.952cm" svg:x="1.317cm" svg:y="25.765cm">
          <text:p text:style-name="P1">apache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938cm" svg:height="1.587cm" svg:x="11.477cm" svg:y="23.225cm">
          <text:p text:style-name="P1">PHP8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27cm" svg:height="2.223cm" svg:x="8.302cm" svg:y="22.272cm">
          <text:p text:style-name="P1"><text:span text:style-name="T1">logic.AJAX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62cm" svg:height="3.175cm" svg:x="1.317cm" svg:y="2.27cm">
          <text:p text:style-name="P2"><text:span text:style-name="T2">Documentation-flowcharts <text:s/></text:span><text:span text:style-name="T2"><text:line-break/></text:span><text:span text:style-name="T2">and documentation notes as a tree editor app (window content and popup dialog set)</text:span><text:span text:style-name="T2"><text:line-break/></text:span><text:span text:style-name="T2">in 3D+2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283cm" svg:height="3.551cm" svg:x="12.649cm" svg:y="12.229cm">
          <text:p text:style-name="P2"><text:span text:style-name="T3">DatabaseViewer</text:span><text:span text:style-name="T2"> </text:span><text:span text:style-name="T2"><text:line-break/></text:span><text:span text:style-name="T2">(instead of JSONviewer);</text:span><text:span text:style-name="T2"><text:line-break/></text:span><text:span text:style-name="T2">Fetch, display and edit data from any database architecture, in 3D+2D.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176cm" svg:height="0.635cm" svg:x="8.301cm" svg:y="17.51cm">
          <text:p text:style-name="P3"><text:span text:style-name="T3">filePhoenix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302cm" svg:height="1.905cm" svg:x="11.795cm" svg:y="16.24cm">
          <text:p text:style-name="P2"><text:span text:style-name="T3">dataPhoenix</text:span><text:span text:style-name="T2">; database restoration, locally and over networks.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08cm" svg:height="8.89cm" svg:x="1.317cm" svg:y="13.382cm">
          <text:p text:style-name="P1"/>
          <text:p text:style-name="P4"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5.08cm" svg:height="10.16cm" svg:x="1.317cm" svg:y="13.7cm">
          <draw:text-box>
            <text:p text:style-name="P5"><text:span text:style-name="T4">dnSync a.k.a.</text:span><text:span text:style-name="T4"><text:line-break/></text:span><text:span text:style-name="T4">digitalNetworkSync</text:span></text:p>
            <text:p text:style-name="P6"><text:span text:style-name="T5">Share anything from video/radio online streams to folderstructures filled with any type of php-regx compatible search file and properties-search, files, via PHP in a prioritized by transmission speed (traceroute, wget, and curl as fallbacks with automatic installation during this project's installation as client user software, and latency aware whenever possible (barring electrical problems on a city / region's data network lines).</text:span></text:p>
          </draw:text-box>
        </draw:frame>
        <draw:custom-shape draw:style-name="gr11" draw:text-style-name="P1" draw:layer="layout" svg:width="10.795cm" svg:height="1.905cm" svg:x="8.302cm" svg:y="18.462cm">
          <text:p text:style-name="P1"><text:span text:style-name="T1">Solarstic</text:span><text:line-break/>(signals manager app)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783cm" svg:height="0.962cm" svg:x="1.317cm" svg:y="1.317cm">
          <draw:text-box>
            <text:p>Inside 1 PC</text:p>
          </draw:text-box>
        </draw:frame>
        <draw:custom-shape draw:style-name="gr13" draw:text-style-name="P2" draw:layer="layout" svg:width="5.398cm" svg:height="3.175cm" svg:x="9.254cm" svg:y="2.27cm">
          <text:p text:style-name="P2"><text:span text:style-name="T2">3D+2D</text:span></text:p>
          <text:p text:style-name="P2"><text:span text:style-name="T2">tree/forest/landscape/nebula view with data entry and edit capabilit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14:44:57.161928696</meta:creation-date>
    <dc:date>2025-06-26T04:15:33.124121052</dc:date>
    <meta:editing-duration>PT11H30M26S</meta:editing-duration>
    <meta:editing-cycles>3</meta:editing-cycles>
    <meta:generator>LibreOffice/24.2.7.2$Linux_X86_64 LibreOffice_project/420$Build-2</meta:generator>
    <meta:document-statistic meta:object-count="13"/>
  </office:meta>
</office:document-meta>
</file>